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e846" officeooo:paragraph-rsid="000be8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8T19:42:35.905000000</meta:creation-date>
    <dc:date>2025-08-18T19:42:41.814000000</dc:date>
    <meta:editing-duration>PT7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24.2.3.2$Windows_X86_64 LibreOffice_project/433d9c2ded56988e8a90e6b2e771ee4e6a5ab2ba</meta:generator>
  </office:meta>
</office:document-meta>
</file>